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stroke-dash="Dash_20_1" svg:stroke-width="0cm" svg:stroke-color="#000000" draw:marker-start-width="0.205cm" draw:marker-start-center="false" draw:marker-end-width="0.205cm" draw:marker-end-center="false" svg:stroke-opacity="100%" draw:stroke-linejoin="round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" style:family="graphic" style:parent-style-name="standard" style:list-style-name="L1">
      <style:graphic-properties draw:stroke="none" draw:stroke-dash="Dash_20_1" svg:stroke-width="0cm" svg:stroke-color="#000000" draw:marker-start-width="0.205cm" draw:marker-start-center="false" draw:marker-end-width="0.205cm" draw:marker-end-center="false" svg:stroke-opacity="100%" draw:stroke-linejoin="round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" style:family="graphic" style:parent-style-name="standard" style:list-style-name="L1">
      <style:graphic-properties draw:stroke-dash="Dash_20_1" svg:stroke-width="0.001cm" svg:stroke-color="#000000" draw:marker-start-width="0.206cm" draw:marker-start-center="false" draw:marker-end-width="0.20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 style:list-style-name="L1">
      <style:graphic-properties draw:stroke-dash="Dash_20_1" svg:stroke-width="0.001cm" svg:stroke-color="#000000" draw:marker-start-width="0.206cm" draw:marker-start-center="false" draw:marker-end-width="0.20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5" style:family="graphic" style:parent-style-name="standard" style:list-style-name="L1">
      <style:graphic-properties draw:stroke-dash="Dash_20_1" svg:stroke-width="0.001cm" svg:stroke-color="#000000" draw:marker-start-width="0.206cm" draw:marker-start-center="false" draw:marker-end-width="0.20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1">
      <style:graphic-properties draw:stroke-dash="Dash_20_1" svg:stroke-width="0.001cm" svg:stroke-color="#000000" draw:marker-start-width="0.206cm" draw:marker-start-center="false" draw:marker-end-width="0.20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1" svg:stroke-width="0.001cm" svg:stroke-color="#000000" draw:marker-start-width="0.206cm" draw:marker-start-center="false" draw:marker-end-width="0.20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-dash="Dash_20_1" svg:stroke-width="0.001cm" svg:stroke-color="#000000" draw:marker-start-width="0.001cm" draw:marker-start-center="false" draw:marker-end-width="0.001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1" svg:stroke-width="0.001cm" svg:stroke-color="#000000" draw:marker-start-width="0.206cm" draw:marker-start-center="false" draw:marker-end-width="0.206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-dash="Dash_20_1" svg:stroke-width="0.001cm" svg:stroke-color="#000000" draw:marker-start-width="0.001cm" draw:marker-start-center="false" draw:marker-end-width="0.001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45cm" fo:padding-right="-0.0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-dash="Dash_20_1" svg:stroke-width="0cm" svg:stroke-color="#000000" draw:marker-start-width="0.3cm" draw:marker-start-center="false" draw:marker-end="Arrow" draw:marker-end-width="0.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2" style:family="graphic" style:parent-style-name="standard" style:list-style-name="L1">
      <style:graphic-properties draw:stroke-dash="Dash_20_1" svg:stroke-width="0cm" svg:stroke-color="#000000" draw:marker-start-width="0.3cm" draw:marker-start-center="false" draw:marker-end="Arrow" draw:marker-end-width="0.3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3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-width="0.205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-width="0.205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-dash="Dash_20_1" svg:stroke-width="0cm" svg:stroke-color="#000000" draw:marker-start="Arrow" draw:marker-start-width="0.205cm" draw:marker-start-center="false" draw:marker-end="Arrow" draw:marker-end-width="0.205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-width="0.205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 style:list-style-name="L1">
      <style:graphic-properties draw:stroke="none" draw:stroke-dash="Dash_20_1" svg:stroke-width="0.05cm" svg:stroke-color="#000000" draw:marker-start-width="0.28cm" draw:marker-start-center="false" draw:marker-end-width="0.28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8" style:family="graphic" style:parent-style-name="standard" style:list-style-name="L1">
      <style:graphic-properties draw:stroke-dash="Dash_20_1" svg:stroke-width="0cm" svg:stroke-color="#000000" draw:marker-start="Arrow" draw:marker-start-width="0.205cm" draw:marker-start-center="false" draw:marker-end="Arrow" draw:marker-end-width="0.205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9" style:family="graphic" style:parent-style-name="standard" style:list-style-name="L1">
      <style:graphic-properties draw:stroke="none" draw:stroke-dash="Dash_20_1" svg:stroke-width="0cm" svg:stroke-color="#000000" draw:marker-start-width="0.205cm" draw:marker-start-center="false" draw:marker-end-width="0.20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5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0" style:family="graphic" style:parent-style-name="standard" style:list-style-name="L1">
      <style:graphic-properties draw:stroke="none" draw:stroke-dash="Dash_20_1" svg:stroke-width="0.05cm" svg:stroke-color="#000000" draw:marker-start-width="0.28cm" draw:marker-start-center="false" draw:marker-end-width="0.28cm" draw:marker-end-center="false" svg:stroke-opacity="100%" draw:stroke-linejoin="round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1" style:family="graphic" style:parent-style-name="standard" style:list-style-name="L1">
      <style:graphic-properties draw:stroke="none" draw:stroke-dash="Dash_20_1" svg:stroke-width="0.05cm" svg:stroke-color="#000000" draw:marker-start-width="0.28cm" draw:marker-start-center="false" draw:marker-end-width="0.28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75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-width="0.20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="Arrow" draw:marker-end-width="0.205cm" draw:marker-end-center="false" svg:stroke-opacity="100%" draw:stroke-linejoin="roun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24" style:family="graphic" style:parent-style-name="standard" style:list-style-name="L1">
      <style:graphic-properties draw:stroke="none" draw:stroke-dash="Dash_20_1" svg:stroke-width="0.05cm" svg:stroke-color="#000000" draw:marker-start-width="0.28cm" draw:marker-start-center="false" draw:marker-end-width="0.28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.819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5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-width="0.20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6" style:family="graphic" style:parent-style-name="standard">
      <style:graphic-properties draw:marker-end="Arrow" draw:marker-end-width="0.3cm" draw:textarea-horizontal-align="center" draw:textarea-vertical-align="middle"/>
    </style:style>
    <style:style style:name="gr27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-width="0.20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8" style:family="graphic" style:parent-style-name="standard" style:list-style-name="L1">
      <style:graphic-properties draw:stroke-dash="Dash_20_1" svg:stroke-width="0cm" svg:stroke-color="#000000" draw:marker-start-width="0.205cm" draw:marker-start-center="false" draw:marker-end-width="0.20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margin-left="0cm" fo:margin-right="0cm" fo:margin-top="0cm" fo:margin-bottom="0cm" fo:line-height="100%" fo:text-align="center" text:enable-numbering="false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cm" fo:margin-bottom="0cm" fo:line-height="100%" fo:text-align="center" text:enable-numbering="false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text:enable-numbering="false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text:enable-numbering="false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 style:text-autospace="none" style:punctuation-wrap="simple" style:line-break="strict" style:writing-mode="lr-tb">
        <style:tab-stops/>
      </style:paragraph-properties>
      <style:text-properties fo:font-size="14pt" fo:hyphenate="false"/>
    </style:style>
    <style:style style:name="P6" style:family="paragraph">
      <style:paragraph-properties fo:margin-left="0cm" fo:margin-right="0cm" fo:margin-top="0cm" fo:margin-bottom="0cm" fo:line-height="100%" fo:text-align="center" text:enable-numbering="false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margin-top="0cm" fo:margin-bottom="0cm" fo:line-height="100%" text:enable-numbering="false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text:enable-numbering="false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9" style:family="paragraph">
      <style:paragraph-properties fo:margin-left="0cm" fo:margin-right="0cm" fo:margin-top="0cm" fo:margin-bottom="0cm" fo:line-height="100%" text:enable-numbering="false" fo:text-indent="0cm" style:text-autospace="none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0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style:use-window-font-color="true" style:text-outline="false" style:text-line-through-style="none" style:text-position="sub 58%" fo:font-family="Arial" style:font-family-generic="roman" style:font-pitch="variable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1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4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ＭＳ Ｐゴシック'" style:font-family-generic-asian="system" style:font-pitch-asian="variable" style:font-size-asian="18pt" style:language-asian="ja" style:country-asian="JP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0.75cm" svg:height="7.5cm" svg:x="4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cm" svg:height="7.5cm" svg:x="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6cm" svg:height="1.5cm" svg:x="1cm" svg:y="2cm">
          <draw:glue-point draw:id="4" svg:x="5cm" svg:y="-1.666cm"/>
          <draw:glue-point draw:id="5" svg:x="5cm" svg:y="1.666cm"/>
          <text:p text:style-name="P2"><text:span text:style-name="T1">w</text:span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cm" svg:height="1.5cm" svg:x="1cm" svg:y="3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cm" svg:height="1.5cm" svg:x="1cm" svg:y="6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id="id6" draw:layer="layout" svg:width="6cm" svg:height="1.5cm" svg:x="1cm" svg:y="5cm">
          <text:p text:style-name="P2"><text:span text:style-name="T1">w</text:span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id="id10" draw:layer="layout" svg:width="6cm" svg:height="1.5cm" svg:x="1cm" svg:y="8cm">
          <draw:glue-point draw:id="4" svg:x="5cm" svg:y="-1.666cm"/>
          <draw:glue-point draw:id="5" svg:x="5cm" svg:y="1.666cm"/>
          <text:p text:style-name="P2"><text:span text:style-name="T1">w</text:span><text:span text:style-name="T2">N-2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id="id3" draw:layer="layout" svg:width="6.02cm" svg:height="1.5cm" svg:x="7.73cm" svg:y="9cm">
          <draw:glue-point draw:id="4" svg:x="5cm" svg:y="-1.666cm"/>
          <draw:glue-point draw:id="5" svg:x="5cm" svg:y="1.666cm"/>
          <text:p text:style-name="P2"><text:span text:style-name="T1">u: Lung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id="id5" draw:layer="layout" svg:width="3.05cm" svg:height="1.8cm" svg:x="8.3cm" svg:y="2.75cm">
          <text:p text:style-name="P3"><text:span text:style-name="T3">64</text:span></text:p>
          <text:p text:style-name="P3"><text:span text:style-name="T3">&lt;&lt; SL1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0" draw:text-style-name="P6" draw:id="id1" draw:layer="layout" svg:width="3.45cm" svg:height="1.556cm" svg:x="8.3cm" svg:y="6.444cm">
          <text:p text:style-name="P5"><text:span text:style-name="T4">perm(4,3,2,1)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11" draw:text-style-name="P1" draw:layer="layout" svg:x1="11.75cm" svg:y1="7.221cm" svg:x2="12.892cm" svg:y2="4.512cm" draw:start-shape="id1" draw:start-glue-point="7" draw:end-shape="id2" draw:end-glue-point="9">
          <text:p/>
        </draw:connector>
        <draw:connector draw:style-name="gr12" draw:text-style-name="P1" draw:layer="layout" draw:line-skew="0.27cm" svg:x1="7.73cm" svg:y1="9.75cm" svg:x2="8.3cm" svg:y2="7.221cm" draw:start-shape="id3" draw:end-shape="id1" draw:end-glue-point="5">
          <text:p/>
        </draw:connector>
        <draw:line draw:style-name="gr13" draw:text-style-name="P1" draw:layer="layout" svg:x1="1cm" svg:y1="2.1cm" svg:x2="1cm" svg:y2="0.35cm">
          <text:p/>
        </draw:line>
        <draw:line draw:style-name="gr14" draw:text-style-name="P1" draw:layer="layout" svg:x1="7cm" svg:y1="0.35cm" svg:x2="7cm" svg:y2="2.1cm">
          <text:p/>
        </draw:line>
        <draw:line draw:style-name="gr15" draw:text-style-name="P1" draw:layer="layout" svg:x1="1cm" svg:y1="0.6cm" svg:x2="7cm" svg:y2="0.6cm">
          <text:p/>
        </draw:line>
        <draw:line draw:style-name="gr16" draw:text-style-name="P1" draw:layer="layout" svg:x1="4cm" svg:y1="1.25cm" svg:x2="4cm" svg:y2="2cm">
          <text:p/>
        </draw:line>
        <draw:frame draw:style-name="gr17" draw:text-style-name="P8" draw:layer="layout" svg:width="2.5cm" svg:height="0.984cm" svg:x="2.7cm" svg:y="0.1cm">
          <draw:text-box>
            <text:p text:style-name="P7"><text:span text:style-name="T1">128 bit</text:span></text:p>
          </draw:text-box>
        </draw:frame>
        <draw:line draw:style-name="gr18" draw:text-style-name="P1" draw:layer="layout" svg:x1="1cm" svg:y1="1.5cm" svg:x2="4cm" svg:y2="1.5cm">
          <text:p/>
        </draw:line>
        <draw:frame draw:style-name="gr19" draw:text-style-name="P9" draw:layer="layout" svg:width="1.75cm" svg:height="0.823cm" svg:x="1.65cm" svg:y="1.1cm">
          <draw:text-box>
            <text:p text:style-name="P7"><text:span text:style-name="T4">64 bit</text:span></text:p>
          </draw:text-box>
        </draw:frame>
        <draw:g>
          <draw:custom-shape draw:style-name="gr20" draw:text-style-name="P1" draw:layer="layout" svg:width="1.075cm" svg:height="0.75cm" svg:x="18cm" svg:y="0.5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8" draw:layer="layout" svg:width="5.375cm" svg:height="1cm" svg:x="19.075cm" svg:y="0.4cm">
            <draw:text-box>
              <text:p text:style-name="P7"><text:span text:style-name="T1">exponent: 0x3FF</text:span></text:p>
            </draw:text-box>
          </draw:frame>
        </draw:g>
        <draw:custom-shape draw:style-name="gr22" draw:text-style-name="P1" draw:id="id8" draw:layer="layout" svg:width="3cm" svg:height="1.5cm" svg:x="17cm" svg:y="4.85cm">
          <text:p text:style-name="P2"><text:span text:style-name="T1">&amp; MASK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23" draw:text-style-name="P1" draw:layer="layout" svg:x1="7cm" svg:y1="2.999cm" svg:x2="8.3cm" svg:y2="3.649cm" draw:start-shape="id4" draw:start-glue-point="5" draw:end-shape="id5" draw:end-glue-point="5">
          <text:p/>
        </draw:connector>
        <draw:frame draw:style-name="gr24" draw:text-style-name="P8" draw:layer="layout" svg:width="2.5cm" svg:height="1.069cm" svg:x="0cm" svg:y="11.431cm">
          <draw:text-box>
            <text:p text:style-name="P7"><text:span text:style-name="T1">output</text:span></text:p>
          </draw:text-box>
        </draw:frame>
        <draw:custom-shape draw:style-name="gr25" draw:text-style-name="P1" draw:id="id2" draw:layer="layout" svg:width="2.3cm" svg:height="1.75cm" svg:x="12.85cm" svg:y="3.2cm">
          <draw:glue-point draw:id="8" svg:x="-4.821cm" svg:y="-2.5cm"/>
          <draw:glue-point draw:id="9" svg:x="-4.821cm" svg:y="2.5cm"/>
          <text:p text:style-name="P2"><text:span text:style-name="T1">+</text:span></text:p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onnector draw:style-name="gr26" draw:text-style-name="P10" draw:layer="layout" svg:x1="11.348cm" svg:y1="3.649cm" svg:x2="12.892cm" svg:y2="3.638cm" draw:start-shape="id5" draw:start-glue-point="7" draw:end-shape="id2" draw:end-glue-point="8">
          <text:p/>
        </draw:connector>
        <draw:connector draw:style-name="gr26" draw:text-style-name="P10" draw:layer="layout" draw:line-skew="1.537cm" svg:x1="7cm" svg:y1="5.75cm" svg:x2="12.85cm" svg:y2="4.074cm" draw:start-shape="id6" draw:start-glue-point="1" draw:end-shape="id2" draw:end-glue-point="5">
          <text:p/>
        </draw:connector>
        <draw:custom-shape draw:style-name="gr27" draw:text-style-name="P1" draw:id="id9" draw:layer="layout" svg:width="2.3cm" svg:height="2cm" svg:x="21.5cm" svg:y="2.7cm">
          <draw:glue-point draw:id="8" svg:x="-4.821cm" svg:y="-2.5cm"/>
          <draw:glue-point draw:id="9" svg:x="-4.821cm" svg:y="2.5cm"/>
          <text:p text:style-name="P2"><text:span text:style-name="T1">+</text:span></text:p>
          <draw:enhanced-geometry svg:viewBox="0 0 21600 21600" draw:mirror-horizontal="false" draw:mirror-vertical="false" draw:glue-points="10800 0 0 10800 10800 21600 21600 10800" draw:text-areas="0 3100 18500 18500" draw:type="flowchart-delay" draw:enhanced-path="M 10800 0 X 21600 10800 10800 21600 L 0 21600 0 0 Z N"/>
        </draw:custom-shape>
        <draw:connector draw:style-name="gr26" draw:text-style-name="P10" draw:layer="layout" draw:line-skew="0.099cm 0.225cm" svg:x1="15.15cm" svg:y1="4.074cm" svg:x2="10.74cm" svg:y2="10.5cm" draw:start-shape="id2" draw:start-glue-point="7" draw:end-shape="id3" draw:end-glue-point="2">
          <text:p/>
        </draw:connector>
        <draw:custom-shape draw:style-name="gr28" draw:text-style-name="P4" draw:id="id7" draw:layer="layout" svg:width="3.05cm" svg:height="1.8cm" svg:x="17cm" svg:y="2.8cm">
          <text:p text:style-name="P3"><text:span text:style-name="T3">64</text:span></text:p>
          <text:p text:style-name="P3"><text:span text:style-name="T3">&gt;&gt; 12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onnector draw:style-name="gr26" draw:text-style-name="P10" draw:layer="layout" draw:line-skew="-0.326cm" svg:x1="15.15cm" svg:y1="4.074cm" svg:x2="17cm" svg:y2="3.699cm" draw:start-shape="id2" draw:start-glue-point="7" draw:end-shape="id7" draw:end-glue-point="5">
          <text:p/>
        </draw:connector>
        <draw:connector draw:style-name="gr26" draw:text-style-name="P10" draw:layer="layout" draw:line-skew="-0.326cm" svg:x1="15.15cm" svg:y1="4.074cm" svg:x2="17cm" svg:y2="5.599cm" draw:start-shape="id2" draw:start-glue-point="7" draw:end-shape="id8" draw:end-glue-point="5">
          <text:p/>
        </draw:connector>
        <draw:connector draw:style-name="gr26" draw:text-style-name="P10" draw:layer="layout" draw:line-skew="6.512cm" svg:x1="7cm" svg:y1="2.501cm" svg:x2="21.542cm" svg:y2="3.2cm" draw:start-shape="id4" draw:start-glue-point="4" draw:end-shape="id9" draw:end-glue-point="8">
          <text:p/>
        </draw:connector>
        <draw:connector draw:style-name="gr26" draw:text-style-name="P10" draw:layer="layout" svg:x1="20.048cm" svg:y1="3.699cm" svg:x2="21.5cm" svg:y2="3.699cm" draw:start-shape="id7" draw:start-glue-point="7" draw:end-shape="id9" draw:end-glue-point="5">
          <text:p/>
        </draw:connector>
        <draw:connector draw:style-name="gr26" draw:text-style-name="P10" draw:layer="layout" svg:x1="20cm" svg:y1="5.599cm" svg:x2="21.542cm" svg:y2="4.2cm" draw:start-shape="id8" draw:start-glue-point="7" draw:end-shape="id9" draw:end-glue-point="9">
          <text:p/>
        </draw:connector>
        <draw:connector draw:style-name="gr26" draw:text-style-name="P10" draw:layer="layout" draw:line-skew="0cm 2cm" svg:x1="23.8cm" svg:y1="3.699cm" svg:x2="4cm" svg:y2="9.5cm" draw:start-shape="id9" draw:start-glue-point="7" draw:end-shape="id10" draw:end-glue-point="2">
          <text:p/>
        </draw:connector>
        <draw:line draw:style-name="gr26" draw:text-style-name="P10" draw:layer="layout" svg:x1="4cm" svg:y1="12cm" svg:x2="2.25cm" svg:y2="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cm" fo:page-height="1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meta:creation-date>2007-05-15T17:01:20</meta:creation-date>
    <dc:date>2008-10-23T09:39:52</dc:date>
    <dc:language>en-US</dc:language>
    <meta:editing-cycles>18</meta:editing-cycles>
    <meta:editing-duration>PT5H9M50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